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179a" officeooo:paragraph-rsid="0008179a"/>
    </style:style>
    <style:style style:name="P2" style:family="paragraph" style:parent-style-name="Standard">
      <style:text-properties officeooo:rsid="00096b0b" officeooo:paragraph-rsid="00096b0b"/>
    </style:style>
    <style:style style:name="P3" style:family="paragraph" style:parent-style-name="Standard">
      <style:text-properties fo:font-weight="bold" officeooo:rsid="00096b0b" officeooo:paragraph-rsid="00096b0b" style:font-weight-asian="bold" style:font-weight-complex="bold"/>
    </style:style>
    <style:style style:name="P4" style:family="paragraph" style:parent-style-name="Standard">
      <style:text-properties fo:font-weight="bold" officeooo:rsid="000b9ae1" officeooo:paragraph-rsid="000b9ae1" style:font-weight-asian="bold" style:font-weight-complex="bold"/>
    </style:style>
    <style:style style:name="P5" style:family="paragraph" style:parent-style-name="Standard">
      <style:text-properties fo:font-weight="normal" officeooo:rsid="00096b0b" officeooo:paragraph-rsid="00096b0b" style:font-weight-asian="normal" style:font-weight-complex="normal"/>
    </style:style>
    <style:style style:name="P6" style:family="paragraph" style:parent-style-name="Standard">
      <style:text-properties fo:font-weight="normal" officeooo:rsid="0009ad06" officeooo:paragraph-rsid="0009ad06" style:font-weight-asian="normal" style:font-weight-complex="normal"/>
    </style:style>
    <style:style style:name="P7" style:family="paragraph" style:parent-style-name="Standard">
      <style:text-properties fo:font-weight="normal" officeooo:rsid="000b9ae1" officeooo:paragraph-rsid="000b9ae1" style:font-weight-asian="normal" style:font-weight-complex="normal"/>
    </style:style>
    <style:style style:name="T1" style:family="text">
      <style:text-properties fo:font-weight="normal" style:font-weight-asian="normal" style:font-weight-complex="normal"/>
    </style:style>
    <style:style style:name="T2" style:family="text">
      <style:text-properties officeooo:rsid="0009ad06"/>
    </style:style>
    <style:style style:name="T3" style:family="text">
      <style:text-properties fo:font-style="normal" officeooo:rsid="000b9ae1" style:font-style-asian="normal" style:font-style-complex="normal"/>
    </style:style>
    <style:style style:name="T4" style:family="text">
      <style:text-properties officeooo:rsid="0009ca83"/>
    </style:style>
    <style:style style:name="T5" style:family="text">
      <style:text-properties officeooo:rsid="000b9ae1"/>
    </style:style>
    <style:style style:name="T6" style:family="text">
      <style:text-properties officeooo:rsid="000bf0c7"/>
    </style:style>
    <style:style style:name="T7"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ST 370 – Homework 3</text:p>
      <text:p text:style-name="Standard">Ivan Alejandre, ID: 8889</text:p>
      <text:p text:style-name="Standard">01/20/2020</text:p>
      <text:p text:style-name="Standard"/>
      <text:p text:style-name="Standard"/>
      <text:p text:style-name="P1">1.a) Q(1) = 1</text:p>
      <text:p text:style-name="P1"/>
      <text:p text:style-name="P1">b) Q(2) = 4</text:p>
      <text:p text:style-name="P1"/>
      <text:p text:style-name="P1">c) Q(3) = 9</text:p>
      <text:p text:style-name="P1"/>
      <text:p text:style-name="P1">d) It appears that Q(n) computes the square of n.</text:p>
      <text:p text:style-name="P1"/>
      <text:p text:style-name="P1"/>
      <text:p text:style-name="P2">2a) M(n) = 2*M(n-1); M(1)=3</text:p>
      <text:p text:style-name="P2"/>
      <text:p text:style-name="P2">M(n-1) = 2*M(n-2)</text:p>
      <text:p text:style-name="P2">M(n-2) = 2*M(n-3)</text:p>
      <text:p text:style-name="P2">M(n-3) = 2*M(n-4)</text:p>
      <text:p text:style-name="P2"/>
      <text:p text:style-name="P2">M(n) = 2*2*2*2*M(n-4) → M(n) = 2*k*M(n-k)</text:p>
      <text:p text:style-name="P2"/>
      <text:p text:style-name="P2">find k: n-k = 1 → k = n-1, plug back into equation above</text:p>
      <text:p text:style-name="P2"/>
      <text:p text:style-name="P2">M(n) = 2*(n-1)*M(n-(n-1))</text:p>
      <text:p text:style-name="P2"><text:s text:c="9"/>= 2*n – 2 * 3 </text:p>
      <text:p text:style-name="P3"><text:s text:c="9"/>= O(n)</text:p>
      <text:p text:style-name="P3"/>
      <text:p text:style-name="P5">b) M(n) = 3*M(n-1); M(1) = 4 (SAME AS PART A BUT WITH DIFFERENT CONSTANTS)</text:p>
      <text:p text:style-name="P5"/>
      <text:p text:style-name="P2">M(n-1) = 3*M(n-2)</text:p>
      <text:p text:style-name="P2">M(n-2) = 3*M(n-3)</text:p>
      <text:p text:style-name="P2">M(n-3) = 3*M(n-4)</text:p>
      <text:p text:style-name="P2"/>
      <text:p text:style-name="P2">M(n) = 3*3*3*3*M(n-4) → M(n) = 3*k*M(n-k)</text:p>
      <text:p text:style-name="P2"/>
      <text:p text:style-name="P2">find k: n-k = 1 → k = n-1, plug back into equation above</text:p>
      <text:p text:style-name="P2"/>
      <text:p text:style-name="P2">M(n) = 2*(n-1)*M(n-(n-1))</text:p>
      <text:p text:style-name="P2"><text:s text:c="9"/>= 2*n – 2 * 4 </text:p>
      <text:p text:style-name="P3"><text:s text:c="9"/>= O(n)</text:p>
      <text:p text:style-name="P3"/>
      <text:p text:style-name="P5">3a) <text:span text:style-name="T2">This algorithm finds the minimum value of the array.</text:span></text:p>
      <text:p text:style-name="P5"/>
      <text:p text:style-name="P6">b) <text:span text:style-name="T5">M(n) = M(n-1) + 1</text:span></text:p>
      <text:p text:style-name="P6"/>
      <text:p text:style-name="P6">c) <text:span text:style-name="T5">M(1) = 1</text:span></text:p>
      <text:p text:style-name="P6"/>
      <text:p text:style-name="P6"/>
      <text:p text:style-name="P6"><text:soft-page-break/>d) <text:span text:style-name="T5">M(n-1) = M(n-2) + 1 + 1</text:span></text:p>
      <text:p text:style-name="P6"><text:s text:c="4"/><text:span text:style-name="T5">M(n-2) = M(n-3) + 1 + 1 + 1</text:span></text:p>
      <text:p text:style-name="P6"><text:s text:c="4"/><text:span text:style-name="T5">M(n-3) = M(n-4) + 1 + 1 + 1 + 1</text:span></text:p>
      <text:p text:style-name="P6"><text:s text:c="4"/><text:span text:style-name="T5">M(n) = M(n-k) + k</text:span></text:p>
      <text:p text:style-name="P7">k = n-1</text:p>
      <text:p text:style-name="P7">M(n) = 1 + n – 1 <text:s/>= n</text:p>
      <text:p text:style-name="P7"/>
      <text:p text:style-name="P4">O(n)<text:span text:style-name="T1"> time complexity</text:span></text:p>
      <text:p text:style-name="P6"/>
      <text:p text:style-name="P6">4a) <text:span text:style-name="T4">The sum of n cubes</text:span></text:p>
      <text:p text:style-name="P6"/>
      <text:p text:style-name="P6">b) <text:span text:style-name="T6">M(n) = M(n-1) + 2</text:span></text:p>
      <text:p text:style-name="P6"/>
      <text:p text:style-name="P6">c) <text:span text:style-name="T6">M(1) = 0</text:span></text:p>
      <text:p text:style-name="P6"/>
      <text:p text:style-name="P6">d) <text:span text:style-name="T6">M(n-1) = M(n-2) + 2 + 2</text:span></text:p>
      <text:p text:style-name="P6"><text:s text:c="4"/><text:span text:style-name="T6">M(n-2) = M(n-3) + 2 + 2 + 2</text:span></text:p>
      <text:p text:style-name="P6"><text:s text:c="4"/>M(n-3) = M(n-4) + 2 + 2 + 2 + 2</text:p>
      <text:p text:style-name="P6"><text:s text:c="4"/>M(n) = M(n-k) + 2*k</text:p>
      <text:p text:style-name="P6">k = n-1</text:p>
      <text:p text:style-name="P6">M(n) = 0 + 2*(n-1) = 2*n – 2</text:p>
      <text:p text:style-name="P6"/>
      <text:p text:style-name="P6"><text:span text:style-name="T7">O(n)</text:span> time complexity</text:p>
      <text:p text:style-name="P6"/>
      <text:p text:style-name="P6">5) <text:span text:style-name="T3">Start with two indices, one for each array. If both elements are the same, output to console and increment by 1. If not, compare the values of the elements and increment the index of the smaller element. Repeat this step until a match is found, if not, increment the other index and repe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0T17:51:30.837226635</meta:creation-date>
    <dc:date>2020-01-21T22:08:48.973284876</dc:date>
    <meta:editing-duration>PT4H16M7S</meta:editing-duration>
    <meta:editing-cycles>2</meta:editing-cycles>
    <meta:generator>LibreOffice/6.0.7.3$Linux_X86_64 LibreOffice_project/00m0$Build-3</meta:generator>
    <meta:document-statistic meta:table-count="0" meta:image-count="0" meta:object-count="0" meta:page-count="2" meta:paragraph-count="46" meta:word-count="315" meta:character-count="1425" meta:non-whitespace-character-count="1088"/>
  </office:meta>
</office:document-meta>
</file>